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7dc" officeooo:paragraph-rsid="0000d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rens domi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4-07T17:21:19.765000000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